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983" officeooo:paragraph-rsid="0019c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 w/o constant:</text:p>
      <text:p text:style-name="P1">0-1, bit 0+bits 29:24 of instr used for particular instruction</text:p>
      <text:p text:style-name="P1">2: nop</text:p>
      <text:p text:style-name="P1">3: uncond jump, bits 10-9 of instr select jump=0, jump indirect=1, call=2, ret=3</text:p>
      <text:p text:style-name="P1">4-7: cond jump, bits 1-0 and bits 10-9 of instr used to select jump type </text:p>
      <text:p text:style-name="P1">Main opcode bits [8:0]</text:p>
      <text:p text:style-name="P1">ALU with constant:</text:p>
      <text:p text:style-name="P1">64-127 (bits 5-0 used for particular instruction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2:13:58.213890494</meta:creation-date>
    <dc:date>2016-01-09T12:35:10.204848803</dc:date>
    <meta:editing-duration>PT5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57" meta:character-count="327" meta:non-whitespace-character-count="277"/>
  </office:meta>
</office:document-meta>
</file>